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T1" style:family="text">
      <style:text-properties style:text-position="super 5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weight-asian="bold"/>
    </style:style>
    <style:style style:name="T6" style:family="text">
      <style:text-properties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y 29<text:span text:style-name="T1">th 2009</text:span></text:p>
      <text:p text:style-name="Standard"/>
      <text:p text:style-name="P2">Meeting with Mark (and talk with Regis afterwards)</text:p>
      <text:p text:style-name="P2"/>
      <text:p text:style-name="Standard">Presented to Mark and Regis of a summary of all my data so far and the results that I've obtained so far.</text:p>
      <text:p text:style-name="Standard">I started from results of GA4 </text:p>
      <text:list text:style-name="L1">
        <text:list-item>
          <text:p text:style-name="P1">no specific binding modes</text:p>
        </text:list-item>
        <text:list-item>
          <text:p text:style-name="P1">400 mM – 600 mM binding constants ( in fact inositol bound slightly less to protofibrils than to oligomers)</text:p>
        </text:list-item>
        <text:list-item>
          <text:p text:style-name="P1">binding to backbone does not completely explain the mode of action of inositol</text:p>
        </text:list-item>
      </text:list>
      <text:p text:style-name="Standard"/>
      <text:p text:style-name="Standard">The most important thing that came out of this discussion with mark is that we now know that our binding constants estimated from the KLVFFAE systems are getting closer to what we should expect of inositol binding physiologically. <text:s/></text:p>
      <text:p text:style-name="Standard"/>
      <text:p text:style-name="Standard"><text:span text:style-name="T3">Mark noted that these binding constants are actually in the ball park because scyllo inositol can be present in the brain up to concentrations of 5 mM </text:span>!!! <text:s/>( I sent an email to Mark just to make sure that was exactly what he said ). <text:s/>And that this is a hypothesis explaining why scyllo-inositol works better than myo-inositol in vivo. <text:s/>Myo-inositol is tightly regulated and can't bring the concentration to 1mM in the brain.</text:p>
      <text:p text:style-name="Standard"/>
      <text:p text:style-name="P3">I need to reread all the experimental papers and understand how the physiological conditions can be used to make sense of all my simulation data so far.</text:p>
      <text:p text:style-name="Standard"/>
      <text:p text:style-name="Standard"><text:span text:style-name="T3">The plan now is to </text:span><text:span text:style-name="T4">Simulate an infinite fibril and use that to approximate a full fibril</text:span> so that we can compare the binding to this system to binding to a monomer.</text:p>
      <text:p text:style-name="Standard"/>
      <text:p text:style-name="Standard">Experimentally, we know that inositol stabilizes an oligomer somehow and this oligomer has strong beta sheet signal (from CD spectroscopy): ie. <text:s/>Inositol binds to something beta sheet like ... ie. <text:s/>It likely won't look like what my 4 chain oligomer looks like in my simulations. <text:s/>So, it makes sense that inositol would binding to the protofibril with higher affinity than to the oligomer.</text:p>
      <text:p text:style-name="Standard"/>
      <text:p text:style-name="P3">Running many more systems of protofibril system at different stages and many independent systems to try to identify as many relevant binding modes as possible</text:p>
      <text:p text:style-name="Standard"/>
      <text:p text:style-name="Standard">Possible mode of action differences between chiro and scyllo inositol, due to stereochemistry:</text:p>
      <text:p text:style-name="Standard">chiro might just accumulate at the surface where as scyllo-inositol preferentially bind to the sides of the protofibrils (sheet intercalation facilitated by its dual nonpolar faces)</text:p>
      <text:p text:style-name="Standard"/>
      <text:p text:style-name="Standard">more minor questions:</text:p>
      <text:p text:style-name="Standard">-&gt; how many hydrogen bonds do chiro make on average, and does it differ from scyllo- ?</text:p>
      <text:p text:style-name="Standard">-&gt; quantify the twist in the fibril; quantify the alignment of the rings in the fibril</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6-01T14:34:51</meta:creation-date>
    <dc:date>2009-06-01T17:55:27</dc:date>
    <meta:editing-cycles>2</meta:editing-cycles>
    <meta:editing-duration>PT4M25S</meta:editing-duration>
    <meta:user-defined meta:name="Info 1"/>
    <meta:user-defined meta:name="Info 2"/>
    <meta:user-defined meta:name="Info 3"/>
    <meta:user-defined meta:name="Info 4"/>
    <meta:document-statistic meta:table-count="0" meta:image-count="0" meta:object-count="0" meta:page-count="1" meta:paragraph-count="18" meta:word-count="405" meta:character-count="2393"/>
  </office:meta>
</office:document-meta>
</file>